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tyle="normal" style:font-style-asian="normal" style:font-style-complex="normal"/>
    </style:style>
    <style:style style:name="P6" style:family="paragraph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Arial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italic"/>
    </style:style>
    <style:style style:name="T11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normal"/>
    </style:style>
    <style:style style:name="T12" style:family="text">
      <style:text-properties fo:font-family="Arial" style:font-family-generic="swiss" style:font-pitch="variable" fo:font-size="32pt" style:font-size-asian="32pt" style:font-size-complex="32pt"/>
    </style:style>
    <style:style style:name="T13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5.157cm" svg:x="2cm" svg:y="5.675cm" presentation:class="title" presentation:user-transformed="true">
          <draw:text-box>
            <text:p><text:span text:style-name="T1">Decision Making</text:span><text:span text:style-name="T1"><text:line-break/></text:span><text:span text:style-name="T1">and Loo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Understand if/elsif/else decision block</text:span></text:p>
              </text:list-item>
              <text:list-item>
                <text:p><text:span text:style-name="T3">Be able to use a foreach and while loop</text:span></text:p>
              </text:list-item>
              <text:list-item>
                <text:p><text:span text:style-name="T3">Understand and/or/not &amp;&amp;/||/!</text:span></text:p>
              </text:list-item>
              <text:list-item>
                <text:p><text:span text:style-name="T3">Using comparisons for deci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</text:span></text:p>
          </draw:text-box>
        </draw:frame>
        <draw:frame presentation:style-name="pr3" draw:text-style-name="P4" draw:layer="layout" svg:width="23cm" svg:height="11.597cm" svg:x="2.5cm" svg:y="5.8cm" presentation:class="outline" presentation:user-transformed="true">
          <draw:text-box>
            <text:list text:style-name="L2">
              <text:list-item>
                <text:p><text:span text:style-name="T3">Programs are going to be pretty unhelpful long term if they don't at least try to do different things, dependent on data given.</text:span></text:p>
              </text:list-item>
              <text:list-item>
                <text:p><text:span text:style-name="T3">Contrary to what some people might think, computers are stupid, and will only do what you tell them. So, we need to tell them.</text:span></text:p>
              </text:list-item>
              <text:list-item>
                <text:p><text:span text:style-name="T3">Even perl programs</text:span></text:p>
                <text:p><text:span text:style-name="T4">bin/01-if_else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5" draw:layer="layout" svg:width="23cm" svg:height="10.75cm" svg:x="2.5cm" svg:y="5.939cm" presentation:class="outline" presentation:user-transformed="true">
          <draw:text-box>
            <text:list text:style-name="L2">
              <text:list-item>
                <text:p><text:span text:style-name="T5">'if' will be probably be the most called function you will ever write</text:span></text:p>
              </text:list-item>
              <text:list-item>
                <text:p><text:span text:style-name="T5">There are two ways of using it, the block form and the postfix form</text:span></text:p>
              </text:list-item>
              <text:list-item>
                <text:p><text:span text:style-name="T5">Let's take a look at th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5" draw:layer="layout" svg:width="23cm" svg:height="13.174cm" svg:x="2.5cm" svg:y="5.939cm" presentation:class="outline" presentation:user-transformed="true">
          <draw:text-box>
            <text:list text:style-name="L2">
              <text:list-item>
                <text:p><text:span text:style-name="T5">The block form</text:span></text:p>
                <text:p><text:span text:style-name="T6">my $this = 'Hello';</text:span></text:p>
                <text:p><text:span text:style-name="T6">my $that = 'Hello';</text:span></text:p>
                <text:p><text:span text:style-name="T6">if ( $this ) {</text:span></text:p>
                <text:p><text:span text:style-name="T6"><text:s text:c="2"/></text:span><text:span text:style-name="T6">say $this;</text:span></text:p>
                <text:p><text:span text:style-name="T6">}</text:span></text:p>
              </text:list-item>
              <text:list-item>
                <text:p><text:span text:style-name="T7">You can see that we are passing an array ( ) of arguments, the conditional, to </text:span><text:span text:style-name="T8">if</text:span><text:span text:style-name="T7">, which if true executes the block of code {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5" draw:layer="layout" svg:width="23cm" svg:height="12.622cm" svg:x="2.5cm" svg:y="5.939cm" presentation:class="outline" presentation:user-transformed="true">
          <draw:text-box>
            <text:list text:style-name="L2">
              <text:list-item>
                <text:p><text:span text:style-name="T5">The postfix form</text:span></text:p>
                <text:p><text:span text:style-name="T6">say $that if $that;</text:span></text:p>
              </text:list-item>
              <text:list-item>
                <text:p><text:span text:style-name="T5">Here we are passing an argument to </text:span><text:span text:style-name="T4">say</text:span><text:span text:style-name="T5">, and then also telling it to only </text:span><text:span text:style-name="T4">say</text:span><text:span text:style-name="T5"> the argument if the conditional argument passed to </text:span><text:span text:style-name="T4">if</text:span><text:span text:style-name="T5"> is true</text:span></text:p>
              </text:list-item>
              <text:list-item>
                <text:p><text:span text:style-name="T5">A word of advice, keep usage of postfix if to a minimum – </text:span><text:span text:style-name="T9">only</text:span><text:span text:style-name="T5"> when very simple action and t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unless</text:span></text:p>
          </draw:text-box>
        </draw:frame>
        <draw:frame presentation:style-name="pr3" draw:text-style-name="P5" draw:layer="layout" svg:width="23cm" svg:height="13.174cm" svg:x="2.5cm" svg:y="5.939cm" presentation:class="outline" presentation:user-transformed="true">
          <draw:text-box>
            <text:list text:style-name="L2">
              <text:list-item>
                <text:p><text:span text:style-name="T5">There is a negative version of if, unless. It has fallen out of favour, but can sometimes save you a lot of 'not's in your code</text:span></text:p>
                <text:p><text:span text:style-name="T6">my $false;</text:span></text:p>
                <text:p><text:span text:style-name="T6">unless ( $false ) {</text:span></text:p>
                <text:p><text:span text:style-name="T6"><text:s text:c="2"/></text:span><text:span text:style-name="T6">say 'I tested false';</text:span></text:p>
                <text:p><text:span text:style-name="T6">}</text:span></text:p>
                <text:p><text:span text:style-name="T6">say '0 is false' unless 0;</text:span></text:p>
              </text:list-item>
              <text:list-item>
                <text:p><text:span text:style-name="T7">Reason for not using, no elsunless blo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e</text:span></text:p>
          </draw:text-box>
        </draw:frame>
        <draw:frame presentation:style-name="pr3" draw:text-style-name="P5" draw:layer="layout" svg:width="23cm" svg:height="13.437cm" svg:x="2.5cm" svg:y="5.939cm" presentation:class="outline" presentation:user-transformed="true">
          <draw:text-box>
            <text:list text:style-name="L2">
              <text:list-item>
                <text:p><text:span text:style-name="T5">You are probably going to want to do something </text:span><text:span text:style-name="T4">else </text:span><text:span text:style-name="T5">if the </text:span><text:span text:style-name="T4">if</text:span><text:span text:style-name="T5"> wasn't true.</text:span></text:p>
                <text:p><text:span text:style-name="T6">my $seq = 'CCGGATCACTATGACCTGCTTTCG';</text:span></text:p>
                <text:p><text:span text:style-name="T6">if ( $seq =~ m/ATG/ixms ) {</text:span></text:p>
                <text:p><text:span text:style-name="T6"><text:s text:c="2"/></text:span><text:span text:style-name="T6">say "$seq contains Methionine";</text:span></text:p>
                <text:p><text:span text:style-name="T6">} else {</text:span></text:p>
                <text:p><text:span text:style-name="T6"><text:s text:c="2"/></text:span><text:span text:style-name="T6">say "$seq contains that damned cat again";</text:span></text:p>
                <text:p><text:span text:style-name="T6">}</text:span></text:p>
              </text:list-item>
              <text:list-item>
                <text:p><text:span text:style-name="T7">This matches, so only the </text:span><text:span text:style-name="T8">if</text:span><text:span text:style-name="T7"> block happe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e</text:span></text:p>
          </draw:text-box>
        </draw:frame>
        <draw:frame presentation:style-name="pr3" draw:text-style-name="P5" draw:layer="layout" svg:width="23cm" svg:height="13.2cm" svg:x="2.5cm" svg:y="5.939cm" presentation:class="outline" presentation:user-transformed="true">
          <draw:text-box>
            <text:list text:style-name="L2">
              <text:list-header>
                <text:p><text:span text:style-name="T6">my $clone = $seq;</text:span></text:p>
                <text:p><text:span text:style-name="T6">$clone =~ s/atg/cat/gim;</text:span></text:p>
                <text:p><text:span text:style-name="T6">if ( $clone =~ m/ATG/im ) {</text:span></text:p>
                <text:p><text:span text:style-name="T6"><text:s text:c="2"/></text:span><text:span text:style-name="T6">say "$clone contains Methionine";</text:span></text:p>
                <text:p><text:span text:style-name="T6">} else {</text:span></text:p>
                <text:p><text:span text:style-name="T6"><text:s text:c="2"/></text:span><text:span text:style-name="T6">say "$clone contains that damned cat again";</text:span></text:p>
                <text:p><text:span text:style-name="T6">}</text:span></text:p>
              </text:list-header>
              <text:list-item>
                <text:p><text:span text:style-name="T7">We have removed the ATG, so since it doesn't find that, we execute the else block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5" draw:layer="layout" svg:width="23cm" svg:height="10.75cm" svg:x="2.5cm" svg:y="5.939cm" presentation:class="outline" presentation:user-transformed="true">
          <draw:text-box>
            <text:list text:style-name="L2">
              <text:list-item>
                <text:p><text:span text:style-name="T7">So we have the possibility of doing 2 things, but can we do multiple options</text:span></text:p>
                <text:list>
                  <text:list-item>
                    <text:p><text:span text:style-name="T7">Yes</text:span></text:p>
                  </text:list-item>
                </text:list>
              </text:list-item>
              <text:list-item>
                <text:p><text:span text:style-name="T7">elsif allows us to put in extra optional truth state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5" draw:layer="layout" svg:width="23cm" svg:height="13.463cm" svg:x="2.5cm" svg:y="4.987cm" presentation:class="outline" presentation:user-transformed="true">
          <draw:text-box>
            <text:list text:style-name="L2">
              <text:list-header>
                <text:p><text:span text:style-name="T6">$clone =~ s/dog/aaa/gim;</text:span></text:p>
                <text:p><text:span text:style-name="T6">if ( $clone =~ m/ATG/im ) {</text:span></text:p>
                <text:p><text:span text:style-name="T6"><text:s text:c="2"/></text:span><text:span text:style-name="T6">say "$clone contains Methionine";</text:span></text:p>
                <text:p><text:span text:style-name="T6">} elsif ( $clone =~ m/dog/im ) {</text:span></text:p>
                <text:p><text:span text:style-name="T6"><text:s text:c="2"/></text:span><text:span text:style-name="T6">say "$clone from foreign planet, or this isn't DNA";</text:span></text:p>
                <text:p><text:span text:style-name="T6">} elsif ( $clone =~ m/aaa/im ) {</text:span></text:p>
                <text:p><text:span text:style-name="T6"><text:s text:c="2"/></text:span><text:span text:style-name="T6">say "$clone has my favourite codon in it";</text:span></text:p>
                <text:p><text:span text:style-name="T6">} else {</text:span></text:p>
                <text:p><text:span text:style-name="T6"><text:s text:c="2"/></text:span><text:span text:style-name="T6">say "$clone contains that damned cat again"; }</text:span><text:span text:style-name="T7">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6" draw:layer="layout" svg:width="23cm" svg:height="13.411cm" svg:x="2.5cm" svg:y="4.987cm" presentation:class="outline" presentation:user-transformed="true">
          <draw:text-box>
            <text:list text:style-name="L2">
              <text:list-item>
                <text:p><text:span text:style-name="T7">You can have as many or as few </text:span><text:span text:style-name="T8">elsif</text:span><text:span text:style-name="T7"> blocks as you like</text:span></text:p>
              </text:list-item>
              <text:list-item>
                <text:p><text:span text:style-name="T7">Each must have a condition and a block</text:span></text:p>
              </text:list-item>
              <text:list-item>
                <text:p><text:span text:style-name="T7">The tests stop as soon as a condition is true</text:span></text:p>
                <text:p><text:span text:style-name="T6">$clone .= 'atg';</text:span></text:p>
                <text:p><text:span text:style-name="T6">if ( $clone =~ m/ATG/im ) {</text:span></text:p>
                <text:p><text:span text:style-name="T6"><text:s text:c="2"/></text:span><text:span text:style-name="T6">say "$clone contains Methionine";</text:span></text:p>
                <text:p><text:span text:style-name="T6">} elsif ( $clone =~ m/dog/im ) {…} … # never tes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</text:span></text:p>
          </draw:text-box>
        </draw:frame>
        <draw:frame presentation:style-name="pr3" draw:text-style-name="P6" draw:layer="layout" svg:width="23cm" svg:height="13.559cm" svg:x="2.5cm" svg:y="4.987cm" presentation:class="outline" presentation:user-transformed="true">
          <draw:text-box>
            <text:list text:style-name="L2">
              <text:list-item>
                <text:p><text:span text:style-name="T7">There are 4 loop keywords. </text:span><text:span text:style-name="T8">while</text:span><text:span text:style-name="T7">, </text:span><text:span text:style-name="T8">until</text:span><text:span text:style-name="T7">, </text:span><text:span text:style-name="T8">for</text:span><text:span text:style-name="T7"> and </text:span><text:span text:style-name="T8">foreach</text:span><text:span text:style-name="T7">.</text:span></text:p>
                <text:list>
                  <text:list-item>
                    <text:p><text:span text:style-name="T8">while</text:span><text:span text:style-name="T7"> and </text:span><text:span text:style-name="T8">until</text:span><text:span text:style-name="T7"> are conditional based</text:span></text:p>
                  </text:list-item>
                  <text:list-item>
                    <text:p><text:span text:style-name="T8">for</text:span><text:span text:style-name="T7"> is iteration and conditional based (and less commonly used)</text:span></text:p>
                  </text:list-item>
                  <text:list-item>
                    <text:p><text:span text:style-name="T8">foreach</text:span><text:span text:style-name="T7"> is iteration based</text:span></text:p>
                  </text:list-item>
                </text:list>
              </text:list-item>
              <text:list-item>
                <text:p><text:span text:style-name="T7">All can be rewritten to do the same as each other</text:span></text:p>
                <text:p><text:span text:style-name="T8">bin/02-while_foreach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while</text:span></text:p>
          </draw:text-box>
        </draw:frame>
        <draw:frame presentation:style-name="pr3" draw:text-style-name="P6" draw:layer="layout" svg:width="23cm" svg:height="12.937cm" svg:x="2.5cm" svg:y="4.987cm" presentation:class="outline" presentation:user-transformed="true">
          <draw:text-box>
            <text:list text:style-name="L2">
              <text:list-header>
                <text:p><text:span text:style-name="T6">my $true_comparison = 10;</text:span></text:p>
                <text:p><text:span text:style-name="T6">my $count = 0;</text:span></text:p>
                <text:p><text:span text:style-name="T6">while ( $count &lt; $true_comparison ) {</text:span></text:p>
                <text:p><text:span text:style-name="T6"><text:s text:c="2"/></text:span><text:span text:style-name="T6">say 'while version : ' . $count;</text:span></text:p>
                <text:p><text:span text:style-name="T6"><text:s text:c="2"/></text:span><text:span text:style-name="T6">$count++; # increment count</text:span></text:p>
                <text:p><text:span text:style-name="T6">}</text:span></text:p>
              </text:list-header>
              <text:list-item>
                <text:p><text:span text:style-name="T7">The syntax is similar to an </text:span><text:span text:style-name="T8">if </text:span><text:span text:style-name="T7">statement. The </text:span><text:span text:style-name="T8">while</text:span><text:span text:style-name="T7"> keyword, followed by a conditional, and then a block of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while</text:span></text:p>
          </draw:text-box>
        </draw:frame>
        <draw:frame presentation:style-name="pr3" draw:text-style-name="P6" draw:layer="layout" svg:width="23cm" svg:height="12.648cm" svg:x="2.5cm" svg:y="4.987cm" presentation:class="outline" presentation:user-transformed="true">
          <draw:text-box>
            <text:list text:style-name="L2">
              <text:list-item>
                <text:p><text:span text:style-name="T7">The difference comes that </text:span><text:span text:style-name="T8">if</text:span><text:span text:style-name="T7"> only executes it's block once.</text:span></text:p>
              </text:list-item>
              <text:list-item>
                <text:p><text:span text:style-name="T10">Every time the end of the block is reached, </text:span><text:span text:style-name="T8">while</text:span><text:span text:style-name="T11"> goes back to see if the conditional is still true</text:span><text:span text:style-name="T8">,</text:span><text:span text:style-name="T7"> and then re-executes until the conditional is false</text:span></text:p>
                <text:p><text:span text:style-name="T6">while version : 0</text:span></text:p>
                <text:p><text:span text:style-name="T6">...</text:span></text:p>
                <text:p><text:span text:style-name="T6">while version : 9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until</text:span></text:p>
          </draw:text-box>
        </draw:frame>
        <draw:frame presentation:style-name="pr3" draw:text-style-name="P6" draw:layer="layout" svg:width="23cm" svg:height="14.936cm" svg:x="2.5cm" svg:y="4.5cm" presentation:class="outline" presentation:user-transformed="true">
          <draw:text-box>
            <text:list text:style-name="L2">
              <text:list-item>
                <text:p><text:span text:style-name="T8">until</text:span><text:span text:style-name="T7"> is related to </text:span><text:span text:style-name="T8">while</text:span><text:span text:style-name="T7"> in the way </text:span><text:span text:style-name="T8">unless</text:span><text:span text:style-name="T7"> is to </text:span><text:span text:style-name="T8">if</text:span></text:p>
                <text:p><text:span text:style-name="T6">$count = 0;</text:span></text:p>
                <text:p><text:span text:style-name="T6">until ( $count == $true_comparison ) {</text:span></text:p>
                <text:p><text:span text:style-name="T6"><text:s text:c="2"/></text:span><text:span text:style-name="T6">say 'until version : ' . $count;</text:span></text:p>
                <text:p><text:span text:style-name="T6"><text:s text:c="2"/></text:span><text:span text:style-name="T6">$count++;</text:span></text:p>
                <text:p><text:span text:style-name="T6">}</text:span></text:p>
              </text:list-item>
              <text:list-item>
                <text:p><text:span text:style-name="T8">until</text:span><text:span text:style-name="T7"> keeps executing the block, whilst the conditional is false</text:span></text:p>
              </text:list-item>
              <text:list-item>
                <text:p><text:span text:style-name="T8">until</text:span><text:span text:style-name="T7"> is the least favoured of the tw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while and until</text:span></text:p>
          </draw:text-box>
        </draw:frame>
        <draw:frame presentation:style-name="pr3" draw:text-style-name="P6" draw:layer="layout" svg:width="23cm" svg:height="13.437cm" svg:x="2.5cm" svg:y="4.987cm" presentation:class="outline" presentation:user-transformed="true">
          <draw:text-box>
            <text:list text:style-name="L2">
              <text:list-item>
                <text:p><text:span text:style-name="T7">A warning – don't do the following, unless you have very good reason</text:span></text:p>
                <text:p><text:span text:style-name="T6">while (1) {</text:span></text:p>
                <text:p><text:span text:style-name="T6">…</text:span></text:p>
                <text:p><text:span text:style-name="T6">}</text:span></text:p>
                <text:p><text:span text:style-name="T6">until (0) {</text:span></text:p>
                <text:p><text:span text:style-name="T6">…</text:span></text:p>
                <text:p><text:span text:style-name="T6">}</text:span></text:p>
              </text:list-item>
              <text:list-item>
                <text:p><text:span text:style-name="T7">Both will never stop looping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each</text:span></text:p>
          </draw:text-box>
        </draw:frame>
        <draw:frame presentation:style-name="pr3" draw:text-style-name="P6" draw:layer="layout" svg:width="23cm" svg:height="13.936cm" svg:x="2.5cm" svg:y="4.987cm" presentation:class="outline" presentation:user-transformed="true">
          <draw:text-box>
            <text:list text:style-name="L2">
              <text:list-item>
                <text:p><text:span text:style-name="T7">When you have an array of elements that you want to process, you can use </text:span><text:span text:style-name="T8">foreach</text:span></text:p>
                <text:p><text:span text:style-name="T6">my @codons = qw{AAA AAC AAG AAT ACA ACC ACG ACT AGA AGC AGG AGT ATA ATC ATG ATT};</text:span></text:p>
                <text:p><text:span text:style-name="T6">foreach my $codon ( @codons ) {</text:span></text:p>
                <text:p><text:span text:style-name="T6"><text:s text:c="2"/></text:span><text:span text:style-name="T6">say 'foreach version : ' . $codon;</text:span></text:p>
                <text:p><text:span text:style-name="T6">}</text:span></text:p>
              </text:list-item>
              <text:list-item>
                <text:p><text:span text:style-name="T7">Foreach element (codon) in the array, assign to the $codon variable, execute the block with that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</text:span></text:p>
          </draw:text-box>
        </draw:frame>
        <draw:frame presentation:style-name="pr3" draw:text-style-name="P6" draw:layer="layout" svg:width="23cm" svg:height="11.886cm" svg:x="2.5cm" svg:y="5cm" presentation:class="outline" presentation:user-transformed="true">
          <draw:text-box>
            <text:list text:style-name="L2">
              <text:list-item>
                <text:p><text:span text:style-name="T8">foreach</text:span><text:span text:style-name="T7"> doesn't provide you with the index of the element in the array</text:span></text:p>
              </text:list-item>
              <text:list-item>
                <text:p><text:span text:style-name="T7">To do this, we use </text:span><text:span text:style-name="T8">for</text:span></text:p>
                <text:p><text:span text:style-name="T6">for (my $i = 0; $i &lt; @codons; $i++ ) {</text:span></text:p>
                <text:p><text:span text:style-name="T6"><text:s text:c="2"/></text:span><text:span text:style-name="T6">say 'for version : ' . $codons[$i];</text:span></text:p>
                <text:p><text:span text:style-name="T6">}</text:span></text:p>
              </text:list-item>
              <text:list-item>
                <text:p><text:span text:style-name="T7">This a combination of a conditional and an iter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</text:span></text:p>
          </draw:text-box>
        </draw:frame>
        <draw:frame presentation:style-name="pr3" draw:text-style-name="P6" draw:layer="layout" svg:width="23cm" svg:height="13.922cm" svg:x="2.5cm" svg:y="5cm" presentation:class="outline" presentation:user-transformed="true">
          <draw:text-box>
            <text:list text:style-name="L2">
              <text:list-header>
                <text:p><text:span text:style-name="T6">for (my $i = 0; $i &lt; @codons; $i++ ) {}</text:span></text:p>
              </text:list-header>
              <text:list-item>
                <text:p><text:span text:style-name="T7">my $i = 0;</text:span></text:p>
                <text:list>
                  <text:list-item>
                    <text:p><text:span text:style-name="T7">Start index variable with first index</text:span></text:p>
                  </text:list-item>
                </text:list>
              </text:list-item>
              <text:list-item>
                <text:p><text:span text:style-name="T7">$i &lt; @codons;</text:span></text:p>
                <text:list>
                  <text:list-item>
                    <text:p><text:span text:style-name="T7">Conditional, keep going whilst $i &lt; array length</text:span></text:p>
                  </text:list-item>
                </text:list>
              </text:list-item>
              <text:list-item>
                <text:p><text:span text:style-name="T7">$i++</text:span></text:p>
                <text:list>
                  <text:list-item>
                    <text:p><text:span text:style-name="T7">Increment index variable after each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 and foreach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8">for</text:span><text:span text:style-name="T7"> and </text:span><text:span text:style-name="T8">foreach</text:span><text:span text:style-name="T7"> are actually interchangeable due to historical wishes to be similar to other languages</text:span></text:p>
              </text:list-item>
              <text:list-item>
                <text:p><text:span text:style-name="T7">However, it is more common to see </text:span><text:span text:style-name="T8">for</text:span><text:span text:style-name="T7"> replace </text:span><text:span text:style-name="T8">foreach</text:span><text:span text:style-name="T7"> than the other way arou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with instead of foreach</text:span></text:p>
          </draw:text-box>
        </draw:frame>
        <draw:frame presentation:style-name="pr3" draw:text-style-name="P6" draw:layer="layout" svg:width="23cm" svg:height="13.148cm" svg:x="2.5cm" svg:y="5cm" presentation:class="outline" presentation:user-transformed="true">
          <draw:text-box>
            <text:list text:style-name="L2">
              <text:list-item>
                <text:p><text:span text:style-name="T7">You can write the code to use any one of the four to do all of the jobs e.g.</text:span></text:p>
                <text:p><text:span text:style-name="T6">while ( my $codon = shift @codons ) {</text:span></text:p>
                <text:p><text:span text:style-name="T6"><text:s text:c="2"/></text:span><text:span text:style-name="T6">say 'while method of looping over array: ' . $codon;</text:span></text:p>
                <text:p><text:span text:style-name="T6">}</text:span></text:p>
              </text:list-item>
              <text:list-item>
                <text:p><text:span text:style-name="T7">However, be warned, this would empty the @codons array, as it's 'shift'ing the codon</text:span></text:p>
              </text:list-item>
              <text:list-item>
                <text:p><text:span text:style-name="T7">The conditional fails when there is nothing to assig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96cm" presentation:class="title" presentation:user-transformed="true">
          <draw:text-box>
            <text:p><text:span text:style-name="T2">Boolean Logic Operators</text:span></text:p>
          </draw:text-box>
        </draw:frame>
        <draw:frame presentation:style-name="pr3" draw:text-style-name="P6" draw:layer="layout" svg:width="23cm" svg:height="13.559cm" svg:x="2.5cm" svg:y="5cm" presentation:class="outline" presentation:user-transformed="true">
          <draw:text-box>
            <text:list text:style-name="L2">
              <text:list-item>
                <text:p><text:span text:style-name="T7">Often, you are going to want to have more than one condition to be true (or false) in order for an action to occur</text:span></text:p>
              </text:list-item>
              <text:list-item>
                <text:p><text:span text:style-name="T7">We have access to the usual Boolean Logic operators to help here</text:span></text:p>
                <text:list>
                  <text:list-item>
                    <text:p><text:span text:style-name="T8">&amp;&amp;</text:span><text:span text:style-name="T12"> / </text:span><text:span text:style-name="T8">and</text:span><text:span text:style-name="T7"> </text:span><text:span text:style-name="T7"><text:tab/></text:span><text:span text:style-name="T7">= and</text:span></text:p>
                  </text:list-item>
                  <text:list-item>
                    <text:p><text:span text:style-name="T8">|| </text:span><text:span text:style-name="T7">/ </text:span><text:span text:style-name="T8">or</text:span><text:span text:style-name="T7"> </text:span><text:span text:style-name="T7"><text:tab/></text:span><text:span text:style-name="T7"><text:tab/></text:span><text:span text:style-name="T7"><text:tab/></text:span><text:span text:style-name="T7">= or</text:span></text:p>
                  </text:list-item>
                  <text:list-item>
                    <text:p><text:span text:style-name="T8">! </text:span><text:span text:style-name="T7">/ </text:span><text:span text:style-name="T8">not</text:span><text:span text:style-name="T8"><text:tab/></text:span><text:span text:style-name="T8"><text:tab/></text:span><text:span text:style-name="T8"><text:tab/></text:span><text:span text:style-name="T7">= not</text:span></text:p>
                  </text:list-item>
                </text:list>
                <text:p><text:span text:style-name="T8">bin/03-and_or_not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&amp;&amp;/and</text:span></text:p>
          </draw:text-box>
        </draw:frame>
        <draw:frame presentation:style-name="pr3" draw:text-style-name="P6" draw:layer="layout" svg:width="23cm" svg:height="13.2cm" svg:x="2.5cm" svg:y="5cm" presentation:class="outline" presentation:user-transformed="true">
          <draw:text-box>
            <text:list text:style-name="L2">
              <text:list-item>
                <text:p><text:span text:style-name="T7">If you want an action when two or more conditions are true</text:span></text:p>
                <text:p><text:span text:style-name="T6">my $true = 1;</text:span></text:p>
                <text:p><text:span text:style-name="T6">my $also_true = 2;</text:span></text:p>
                <text:p><text:span text:style-name="T6">my $false = 0;</text:span></text:p>
                <text:p><text:span text:style-name="T6">my $also_false = 0;</text:span></text:p>
                <text:p><text:span text:style-name="T6">if ( $true &amp;&amp; $also_true ) {</text:span></text:p>
                <text:p><text:span text:style-name="T6"><text:s text:c="2"/></text:span><text:span text:style-name="T6">say 'true &amp;&amp; also_true is true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&amp;&amp;/and</text:span></text:p>
          </draw:text-box>
        </draw:frame>
        <draw:frame presentation:style-name="pr3" draw:text-style-name="P6" draw:layer="layout" svg:width="23cm" svg:height="12.937cm" svg:x="2.5cm" svg:y="5cm" presentation:class="outline" presentation:user-transformed="true">
          <draw:text-box>
            <text:list text:style-name="L2">
              <text:list-header>
                <text:p><text:span text:style-name="T6">unless ( $true &amp;&amp; $false ) {</text:span></text:p>
                <text:p><text:span text:style-name="T6"><text:s text:c="2"/></text:span><text:span text:style-name="T6">say 'true &amp;&amp; false is not true'</text:span></text:p>
                <text:p><text:span text:style-name="T6">} # note: using unless</text:span></text:p>
                <text:p><text:span text:style-name="T6">unless ( $false and $also_false ) {</text:span></text:p>
                <text:p><text:span text:style-name="T6"><text:s text:c="2"/></text:span><text:span text:style-name="T6">say 'false and also_false not true';</text:span></text:p>
                <text:p><text:span text:style-name="T6">}</text:span></text:p>
              </text:list-header>
              <text:list-item>
                <text:p><text:span text:style-name="T8">&amp;&amp;</text:span><text:span text:style-name="T7"> (or </text:span><text:span text:style-name="T8">and</text:span><text:span text:style-name="T7">) is looking for both parts to be true, and then makes the overall conditional true if all parts 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||/or</text:span></text:p>
          </draw:text-box>
        </draw:frame>
        <draw:frame presentation:style-name="pr3" draw:text-style-name="P6" draw:layer="layout" svg:width="23cm" svg:height="11.675cm" svg:x="2.5cm" svg:y="5cm" presentation:class="outline" presentation:user-transformed="true">
          <draw:text-box>
            <text:list text:style-name="L2">
              <text:list-item>
                <text:p><text:span text:style-name="T7">If you want an action when at least one of the conditions is true</text:span></text:p>
                <text:p><text:span text:style-name="T6">if ( $true || $also_true ) {</text:span></text:p>
                <text:p><text:span text:style-name="T6"><text:s text:c="2"/></text:span><text:span text:style-name="T6">say 'true || also_true is true';</text:span></text:p>
                <text:p><text:span text:style-name="T6">}</text:span></text:p>
                <text:p><text:span text:style-name="T6">if ( $true || $false ) {</text:span></text:p>
                <text:p><text:span text:style-name="T6"><text:s text:c="2"/></text:span><text:span text:style-name="T6">say 'true || false is true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||/or</text:span></text:p>
          </draw:text-box>
        </draw:frame>
        <draw:frame presentation:style-name="pr3" draw:text-style-name="P6" draw:layer="layout" svg:width="23cm" svg:height="13.437cm" svg:x="2.5cm" svg:y="5cm" presentation:class="outline" presentation:user-transformed="true">
          <draw:text-box>
            <text:list text:style-name="L2">
              <text:list-header>
                <text:p><text:span text:style-name="T6">if ( $false or $true ) {</text:span></text:p>
                <text:p><text:span text:style-name="T6"><text:s text:c="2"/></text:span><text:span text:style-name="T6">say 'false or true is true';</text:span></text:p>
                <text:p><text:span text:style-name="T6">}</text:span></text:p>
                <text:p><text:span text:style-name="T6">unless ( $false or $also_false ) {</text:span></text:p>
                <text:p><text:span text:style-name="T6"><text:s text:c="2"/></text:span><text:span text:style-name="T6">say 'false or also_false is false';</text:span></text:p>
                <text:p><text:span text:style-name="T6">}</text:span></text:p>
              </text:list-header>
              <text:list-item>
                <text:p><text:span text:style-name="T8">||</text:span><text:span text:style-name="T7"> (or </text:span><text:span text:style-name="T8">or</text:span><text:span text:style-name="T7">) is looking for either part to be true, and then makes the overall conditional true</text:span></text:p>
              </text:list-item>
              <text:list-item>
                <text:p><text:span text:style-name="T7">Shorts out at the first one it finds to be tr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!/not</text:span></text:p>
          </draw:text-box>
        </draw:frame>
        <draw:frame presentation:style-name="pr3" draw:text-style-name="P6" draw:layer="layout" svg:width="23cm" svg:height="15.199cm" svg:x="2.5cm" svg:y="5cm" presentation:class="outline" presentation:user-transformed="true">
          <draw:text-box>
            <text:list text:style-name="L2">
              <text:list-item>
                <text:p><text:span text:style-name="T7">You may want to invert the truthfulness of something.</text:span></text:p>
                <text:p><text:span text:style-name="T6">if ( ! $false ) {</text:span></text:p>
                <text:p><text:span text:style-name="T6"><text:s text:c="2"/></text:span><text:span text:style-name="T6">say 'false has been made true with !';</text:span></text:p>
                <text:p><text:span text:style-name="T6">}</text:span></text:p>
                <text:p><text:span text:style-name="T6">if ( not $also_false ) {</text:span></text:p>
                <text:p><text:span text:style-name="T6"><text:s text:c="2"/></text:span><text:span text:style-name="T6">say 'also_false has been made true with not';</text:span></text:p>
                <text:p><text:span text:style-name="T6">}</text:span></text:p>
              </text:list-item>
              <text:list-item>
                <text:p><text:span text:style-name="T8">!</text:span><text:span text:style-name="T7">/</text:span><text:span text:style-name="T8">not </text:span><text:span text:style-name="T7">always turns values to undef or 1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3.437cm" svg:x="2.5cm" svg:y="5cm" presentation:class="outline" presentation:user-transformed="true">
          <draw:text-box>
            <text:list text:style-name="L2">
              <text:list-item>
                <text:p><text:span text:style-name="T7">We can use Boolean Logic to create complex conditionals</text:span></text:p>
              </text:list-item>
              <text:list-item>
                <text:p><text:span text:style-name="T7">Use () to group parts of conditionals</text:span></text:p>
                <text:p><text:span text:style-name="T6">if ( $false</text:span></text:p>
                <text:p><text:span text:style-name="T6"><text:s text:c="6"/></text:span><text:span text:style-name="T6">||</text:span></text:p>
                <text:p><text:span text:style-name="T6"><text:s text:c="5"/></text:span><text:span text:style-name="T6">( $true &amp;&amp; $also_true )</text:span></text:p>
                <text:p><text:span text:style-name="T6"><text:s text:c="3"/></text:span><text:span text:style-name="T6">) {</text:span></text:p>
                <text:p><text:span text:style-name="T6"><text:s text:c="2"/></text:span><text:span text:style-name="T6">say 'I got to true in the end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3.725cm" svg:x="2.5cm" svg:y="5cm" presentation:class="outline" presentation:user-transformed="true">
          <draw:text-box>
            <text:list text:style-name="L2">
              <text:list-item>
                <text:p><text:span text:style-name="T7">does sequence contain a methionine and stop (may be a gene)</text:span></text:p>
                <text:p><text:span text:style-name="T6">my $sequence = 'CCGGATCACTATGACCTG';</text:span></text:p>
                <text:p><text:span text:style-name="T6">if ( $sequence =~ m/atg/im &amp;&amp;</text:span></text:p>
                <text:p><text:span text:style-name="T6"><text:s text:c="5"/></text:span><text:span text:style-name="T6">( $sequence =~ m/TAA/im || $sequence =~ m/TAG/im || $sequence =~ m/TGA/im )</text:span></text:p>
                <text:p><text:span text:style-name="T6"><text:s text:c="2"/></text:span><text:span text:style-name="T6">) {</text:span></text:p>
                <text:p><text:span text:style-name="T6"><text:s text:c="4"/></text:span><text:span text:style-name="T6">say 'contains a methionine codon and a stop codon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3.988cm" svg:x="2.5cm" svg:y="5cm" presentation:class="outline" presentation:user-transformed="true">
          <draw:text-box>
            <text:list text:style-name="L2">
              <text:list-item>
                <text:p><text:span text:style-name="T7">Or contains Methionine but not Glutamine</text:span></text:p>
                <text:p><text:span text:style-name="T6">my $sequence = 'CCGGATCACTATGACCTG';</text:span></text:p>
                <text:p><text:span text:style-name="T6">if ( $sequence =~ m/atg/im</text:span></text:p>
                <text:p><text:span text:style-name="T6"><text:s text:c="6"/></text:span><text:span text:style-name="T6">&amp;&amp;</text:span></text:p>
                <text:p><text:span text:style-name="T6"><text:s text:c="6"/></text:span><text:span text:style-name="T6">! ( $sequence =~ m/CAA/im || $sequence =~ m/CAG/im )</text:span></text:p>
                <text:p><text:span text:style-name="T6"><text:s text:c="2"/></text:span><text:span text:style-name="T6">) {</text:span></text:p>
                <text:p><text:span text:style-name="T6"><text:s text:c="4"/></text:span><text:span text:style-name="T6">say 'contains a methionine codon and not a glutamine codon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1.36cm" svg:x="2.5cm" svg:y="5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Note: either use &amp;&amp;/||/! or and/or/not, don't mix and match unless you have reason – they have different precedences and you will more than likely introduce a but</text:span></text:p>
              </text:list-item>
              <text:list-item>
                <text:p><text:span text:style-name="T7">So, as a rule of thumb, pick one, and stick with it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Assignment</text:span></text:p>
          </draw:text-box>
        </draw:frame>
        <draw:frame presentation:style-name="pr3" draw:text-style-name="P6" draw:layer="layout" svg:width="23cm" svg:height="13.148cm" svg:x="2.5cm" svg:y="5cm" presentation:class="outline" presentation:user-transformed="true">
          <draw:text-box>
            <text:list text:style-name="L2">
              <text:list-item>
                <text:p><text:span text:style-name="T7">The || operator is really useful in variable assignment</text:span></text:p>
                <text:p><text:span text:style-name="T6">my $truth = $false || $true;</text:span></text:p>
                <text:p><text:span text:style-name="T6">say 'truth: ' . $truth;</text:span></text:p>
              </text:list-item>
              <text:list-item>
                <text:p><text:span text:style-name="T7">line up many, cut out as soon as a true value found</text:span></text:p>
                <text:p><text:span text:style-name="T6">$truth = $false || $also_true || 'I am a truthful string';</text:span></text:p>
              </text:list-item>
              <text:list-item>
                <text:p><text:span text:style-name="T7">With the above you can give preferential values to a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Assignment</text:span></text:p>
          </draw:text-box>
        </draw:frame>
        <draw:frame presentation:style-name="pr3" draw:text-style-name="P6" draw:layer="layout" svg:width="23cm" svg:height="13.174cm" svg:x="2.5cm" svg:y="5cm" presentation:class="outline" presentation:user-transformed="true">
          <draw:text-box>
            <text:list text:style-name="L2">
              <text:list-item>
                <text:p><text:span text:style-name="T7">||= <text:s/>(or assign) is an exceptionally common piece of code </text:span></text:p>
                <text:p><text:span text:style-name="T6">$truth ||= $true;</text:span></text:p>
                <text:p><text:span text:style-name="T6">say 'truth: ' . $truth;</text:span></text:p>
                <text:p><text:span text:style-name="T6">$truth = 0; # remember, 0 is false</text:span></text:p>
                <text:p><text:span text:style-name="T6">$truth ||= {};</text:span></text:p>
                <text:p><text:span text:style-name="T6">say 'truth: ' . $truth;</text:span></text:p>
              </text:list-item>
              <text:list-item>
                <text:p><text:span text:style-name="T7">We'll see more of this sort of thing a lot when we explore functions and obj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</text:span></text:p>
          </draw:text-box>
        </draw:frame>
        <draw:frame presentation:style-name="pr3" draw:text-style-name="P6" draw:layer="layout" svg:width="23cm" svg:height="13.959cm" svg:x="2.5cm" svg:y="5cm" presentation:class="outline" presentation:user-transformed="true">
          <draw:text-box>
            <text:list text:style-name="L2">
              <text:list-item>
                <text:p><text:span text:style-name="T7">We have seen straight forward depending on truth, and regexes as our conditionals</text:span></text:p>
              </text:list-item>
              <text:list-item>
                <text:p><text:span text:style-name="T7">Don't forget, we can use any comparison tests as a conditional</text:span></text:p>
                <text:list>
                  <text:list-item>
                    <text:p><text:span text:style-name="T7">Equal</text:span></text:p>
                  </text:list-item>
                  <text:list-item>
                    <text:p><text:span text:style-name="T7">Not Equal</text:span></text:p>
                  </text:list-item>
                  <text:list-item>
                    <text:p><text:span text:style-name="T7">Less than</text:span></text:p>
                  </text:list-item>
                  <text:list-item>
                    <text:p><text:span text:style-name="T7">Greater than...</text:span></text:p>
                  </text:list-item>
                </text:list>
                <text:p><text:span text:style-name="T8">bin/04-comparisons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 - Equal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header>
                <text:p><text:span text:style-name="T6">if ( 10 == 10 ) {</text:span></text:p>
                <text:p><text:span text:style-name="T6"><text:s text:c="2"/></text:span><text:span text:style-name="T6">say 10 == 10;</text:span></text:p>
                <text:p><text:span text:style-name="T6">}</text:span></text:p>
                <text:p><text:span text:style-name="T6"/></text:p>
                <text:p><text:span text:style-name="T6">if ( 'cat' eq 'cat' ) {</text:span></text:p>
                <text:p><text:span text:style-name="T6"><text:s text:c="2"/></text:span><text:span text:style-name="T6">say 'cat' eq 'cat'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 – Not Equal</text:span></text:p>
          </draw:text-box>
        </draw:frame>
        <draw:frame presentation:style-name="pr3" draw:text-style-name="P6" draw:layer="layout" svg:width="23cm" svg:height="13.463cm" svg:x="2.5cm" svg:y="5cm" presentation:class="outline" presentation:user-transformed="true">
          <draw:text-box>
            <text:list text:style-name="L2">
              <text:list-header>
                <text:p><text:span text:style-name="T6">if ( 10 != 20 ) {</text:span></text:p>
                <text:p><text:span text:style-name="T6"><text:s text:c="2"/></text:span><text:span text:style-name="T6">say 10 != 20;</text:span></text:p>
                <text:p><text:span text:style-name="T6">}</text:span></text:p>
                <text:p><text:span text:style-name="T6"/></text:p>
                <text:p><text:span text:style-name="T6">if ( 'cat' ne 'dog' ) {</text:span></text:p>
                <text:p><text:span text:style-name="T6"><text:s text:c="2"/></text:span><text:span text:style-name="T6">say 'cat' ne 'dog';</text:span></text:p>
                <text:p><text:span text:style-name="T6">}</text:span></text:p>
              </text:list-header>
              <text:list-item>
                <text:p><text:span text:style-name="T7">you can continue for &gt;&lt; lt gt =&gt; &lt;=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and Looping</text:span></text:p>
          </draw:text-box>
        </draw:frame>
        <draw:frame presentation:style-name="pr3" draw:text-style-name="P6" draw:layer="layout" svg:width="23cm" svg:height="14.121cm" svg:x="2.5cm" svg:y="5cm" presentation:class="outline" presentation:user-transformed="true">
          <draw:text-box>
            <text:list text:style-name="L2">
              <text:list-item>
                <text:p><text:span text:style-name="T7">Decisions and looping are two fundamental parts of programming.</text:span></text:p>
              </text:list-item>
              <text:list-item>
                <text:p><text:span text:style-name="T7">You need to instruct the program how to deal with the data given, and if there are choices to make, what rules to use.</text:span></text:p>
              </text:list-item>
              <text:list-item>
                <text:p><text:span text:style-name="T7">Hopefully, we have covered the syntax here so that you can at least write (or understand) some of these, and have some decisions made.</text:span></text:p>
              </text:list-item>
              <text:list-item>
                <text:p><text:span text:style-name="T7">The next workshop should hel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5.157cm" svg:x="2cm" svg:y="5.675cm" presentation:class="title" presentation:user-transformed="true">
          <draw:text-box>
            <text:p><text:span text:style-name="T1">Workshop</text:span><text:span text:style-name="T1"><text:line-break/></text:span><text:span text:style-name="T1">Let's Write a 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et's Write A Script</text:span></text:p>
          </draw:text-box>
        </draw:frame>
        <draw:frame presentation:style-name="pr3" draw:text-style-name="P6" draw:layer="layout" svg:width="23cm" svg:height="14.011cm" svg:x="2.5cm" svg:y="5cm" presentation:class="outline" presentation:user-transformed="true">
          <draw:text-box>
            <text:list text:style-name="L2">
              <text:list-item>
                <text:p><text:span text:style-name="T13">Folder 08-lets_write_script</text:span></text:p>
              </text:list-item>
              <text:list-item>
                <text:p><text:span text:style-name="T13">All the instructions are in file</text:span></text:p>
                <text:p><text:span text:style-name="T14">bin/01-sequence_play.pl</text:span></text:p>
              </text:list-item>
              <text:list-item>
                <text:p><text:span text:style-name="T13">Along with some sequences already assigned to variables</text:span></text:p>
              </text:list-item>
              <text:list-item>
                <text:p><text:span text:style-name="T13">Work through each of the questions in the file (doing your work in it).</text:span></text:p>
              </text:list-item>
              <text:list-item>
                <text:p><text:span text:style-name="T13">There are challenges relating to all the 4 sections we have covered.</text:span></text:p>
              </text:list-item>
              <text:list-item>
                <text:p><text:span text:style-name="T14">there is more than one way to do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1) lower case each string</text:span></text:p>
                <text:p><text:span text:style-name="T13"/></text:p>
                <text:p><text:span text:style-name="T14">say lc $sequence_1;</text:span></text:p>
                <text:p><text:span text:style-name="T14">say lc $sequence_2;</text:span></text:p>
                <text:p><text:span text:style-name="T14">say lc $sequence_3;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2) do any of the sequences contain methionine (atg)?</text:span></text:p>
                <text:p><text:span text:style-name="T8">if ( $sequence_1 =~ m/atg/ixms ) {</text:span></text:p>
                <text:p><text:span text:style-name="T8"><text:s text:c="2"/></text:span><text:span text:style-name="T8">say 'sequence 1 contains methionine';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3) do any of the sequences contain a stop codon (taa,tag,tga)?</text:span></text:p>
                <text:p><text:span text:style-name="T14">if ( $sequence_1 =~ m/taa/im || $sequence_1 =~ m/tag/im || $sequence_1 =~ m/tga/im ) {</text:span></text:p>
                <text:p><text:span text:style-name="T14"><text:s text:c="2"/></text:span><text:span text:style-name="T14">say 'sequence 1 contains stop';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4) what is the %age GC content of each string?</text:span></text:p>
                <text:p><text:span text:style-name="T14">foreach my $seq ( $sequence_1, $sequence_2, $sequence_3 ) {</text:span></text:p>
                <text:p><text:span text:style-name="T14"><text:s text:c="2"/></text:span><text:span text:style-name="T14">say ( ( ( $seq =~ tr/GCgc/GCgc/ ) * 100 ) / length $seq );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5) Let the user enter a codon to exchange methionine for in sequence_1, and switch it</text:span></text:p>
                <text:p><text:span text:style-name="T7">Bonus points for challenging a non-dna base lett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3.158cm" svg:x="2.5cm" svg:y="5cm" presentation:class="outline" presentation:user-transformed="true">
          <draw:text-box>
            <text:list text:style-name="L2">
              <text:list-header>
                <text:p><text:span text:style-name="T15">print 'Enter a codon you would like to swap methionine (atg) for: ';</text:span></text:p>
                <text:p><text:span text:style-name="T15">my $user_codon = &lt;STDIN&gt;;</text:span></text:p>
                <text:p><text:span text:style-name="T15">chomp $user_codon;</text:span></text:p>
                <text:p><text:span text:style-name="T15">while ( $user_codon =~ m/[bd-fi-su-z]/im ) {</text:span></text:p>
                <text:p><text:span text:style-name="T15"><text:s text:c="2"/></text:span><text:span text:style-name="T15">print 'The codon you entered contains non_dna bases. Please try again: ';</text:span></text:p>
                <text:p><text:span text:style-name="T15"><text:s text:c="2"/></text:span><text:span text:style-name="T15">$user_codon = &lt;STDIN&gt;;</text:span></text:p>
                <text:p><text:span text:style-name="T15"><text:s text:c="2"/></text:span><text:span text:style-name="T15">chomp $user_codon;</text:span></text:p>
                <text:p><text:span text:style-name="T15">}</text:span></text:p>
                <text:p><text:span text:style-name="T15">$sequence_1 =~ s/atg/$user_codon/im;</text:span></text:p>
                <text:p><text:span text:style-name="T15">say $sequence_1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2.771cm" svg:x="2.5cm" svg:y="5cm" presentation:class="outline" presentation:user-transformed="true">
          <draw:text-box>
            <text:list text:style-name="L2">
              <text:list-item>
                <text:p><text:span text:style-name="T7">6) BONUS: assuming sequence is always read 5' to 3', can you print out the reverse complement in the order it is read of each sequence</text:span></text:p>
                <text:p><text:span text:style-name="T15"/></text:p>
                <text:p><text:span text:style-name="T15">foreach my $seq ( $sequence_1, $sequence_2, $sequence_3 ) {</text:span></text:p>
                <text:p><text:span text:style-name="T15"><text:s text:c="2"/></text:span><text:span text:style-name="T15">$seq =~ tr/ACGTacgt/TGCAtgca/;</text:span></text:p>
                <text:p><text:span text:style-name="T15"><text:s text:c="2"/></text:span><text:span text:style-name="T15">$seq = reverse $seq;</text:span></text:p>
                <text:p><text:span text:style-name="T15"><text:s text:c="2"/></text:span><text:span text:style-name="T15">say $seq;</text:span></text:p>
                <text:p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13T15:31:20</meta:creation-date>
    <meta:editing-duration>PT48H24M47S</meta:editing-duration>
    <meta:editing-cycles>32</meta:editing-cycles>
    <dc:date>2011-08-30T10:45:06</dc:date>
    <dc:creator>Andy Brown</dc:creator>
    <meta:generator>OpenOffice.org/3.2$Unix OpenOffice.org_project/320m12$Build-9483</meta:generator>
    <meta:document-statistic meta:object-count="218"/>
  </office:meta>
</office:document-meta>
</file>